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9999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fill="solid" draw:fill-color="#9999cc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标准">
        <office:forms form:automatic-focus="false" form:apply-design-mode="false"/>
        <draw:custom-shape draw:style-name="gr1" draw:text-style-name="P1" draw:id="id3" draw:layer="layout" svg:width="3.5cm" svg:height="1.5cm" svg:x="1.209cm" svg:y="0.677cm">
          <text:p text:style-name="P1"><text:span text:style-name="T1">Write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5cm" svg:height="1.5cm" svg:x="1.39cm" svg:y="9.659cm">
          <text:p text:style-name="P2"><text:span text:style-name="T1">End of </text:span></text:p>
          <text:p text:style-name="P2"><text:span text:style-name="T1">Read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5" draw:layer="layout" svg:width="3.5cm" svg:height="1.618cm" svg:x="6.577cm" svg:y="5.17cm">
          <text:p text:style-name="P2"><text:span text:style-name="T2">Queue IRP into </text:span></text:p>
          <text:p text:style-name="P2"><text:span text:style-name="T2">pendingWriteIrpsList</text:span></text:p>
          <text:p text:style-name="P2"><text:span text:style-name="T2">Mark IRP pen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4.689cm" svg:height="2.347cm" svg:x="0.644cm" svg:y="3.086cm">
          <text:p text:style-name="P2"><text:span text:style-name="T2">endpoint is not bus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.988cm" svg:y1="5.433cm" svg:x2="3.035cm" svg:y2="6.242cm" draw:start-shape="id1" draw:start-glue-point="6" draw:end-shape="id2" draw:end-glue-point="5">
          <text:p text:style-name="P2"><text:span text:style-name="T1">Yes</text:span></text:p>
        </draw:connector>
        <draw:custom-shape draw:style-name="gr1" draw:text-style-name="P3" draw:id="id2" draw:layer="layout" svg:width="4cm" svg:height="1.5cm" svg:x="1.036cm" svg:y="6.242cm">
          <text:p text:style-name="P2"><text:span text:style-name="T2">doTryWrite</text:span></text:p>
          <text:p text:style-name="P2"><text:span text:style-name="T2">= 1</text:span></text:p>
          <text:p text:style-name="P2"><text:span text:style-name="T2">endpoint is bus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2.959cm" svg:y1="2.177cm" svg:x2="2.988cm" svg:y2="3.086cm" draw:start-shape="id3" draw:start-glue-point="2" draw:end-shape="id1" draw:end-glue-point="4">
          <text:p/>
        </draw:connector>
        <draw:custom-shape draw:style-name="gr1" draw:text-style-name="P3" draw:id="id4" draw:layer="layout" svg:width="4cm" svg:height="1.5cm" svg:x="7.307cm" svg:y="1.829cm">
          <text:p text:style-name="P2"><text:span text:style-name="T2">DoReadNow</text:span></text:p>
          <text:p text:style-name="P2"><text:span text:style-name="T2">= 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5.333cm" svg:y1="4.259cm" svg:x2="7.806cm" svg:y2="2.578cm" draw:start-shape="id1" draw:start-glue-point="7" draw:end-shape="id4" draw:end-glue-point="9">
          <text:p text:style-name="P2"><text:span text:style-name="T1">No</text:span></text:p>
        </draw:connector>
        <draw:connector draw:style-name="gr3" draw:text-style-name="P4" draw:layer="layout" svg:x1="4.534cm" svg:y1="6.991cm" svg:x2="8.327cm" svg:y2="5.17cm" draw:start-shape="id2" draw:start-glue-point="6" draw:end-shape="id5" draw:end-glue-point="0">
          <text:p/>
        </draw:connector>
        <draw:connector draw:style-name="gr3" draw:text-style-name="P4" draw:layer="layout" svg:x1="9.306cm" svg:y1="3.329cm" svg:x2="8.327cm" svg:y2="5.17cm" draw:start-shape="id4" draw:start-glue-point="8" draw:end-shape="id5" draw:end-glue-point="0">
          <text:p/>
        </draw:connector>
        <draw:custom-shape draw:style-name="gr1" draw:text-style-name="P3" draw:id="id6" draw:layer="layout" svg:width="4.689cm" svg:height="2.347cm" svg:x="5.334cm" svg:y="7.872cm">
          <text:p text:style-name="P2"><text:span text:style-name="T2">DoReadNow ==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8.327cm" svg:y1="6.788cm" svg:x2="7.678cm" svg:y2="7.872cm" draw:start-shape="id5" draw:start-glue-point="2" draw:end-shape="id6" draw:end-glue-point="4">
          <text:p/>
        </draw:connector>
        <draw:connector draw:style-name="gr2" draw:text-style-name="P1" draw:layer="layout" svg:x1="7.678cm" svg:y1="10.219cm" svg:x2="7.932cm" svg:y2="11.632cm" draw:start-shape="id6" draw:start-glue-point="6" draw:end-shape="id7" draw:end-glue-point="0">
          <text:p text:style-name="P2"><text:span text:style-name="T1">Yes</text:span></text:p>
        </draw:connector>
        <draw:connector draw:style-name="gr2" draw:text-style-name="P1" draw:layer="layout" svg:x1="5.334cm" svg:y1="9.045cm" svg:x2="3.14cm" svg:y2="9.659cm" draw:start-shape="id6" draw:start-glue-point="5" draw:end-shape="id8" draw:end-glue-point="0">
          <text:p text:style-name="P2"><text:span text:style-name="T1">No</text:span></text:p>
        </draw:connector>
        <draw:custom-shape draw:style-name="gr1" draw:text-style-name="P3" draw:id="id7" draw:layer="layout" svg:width="3.5cm" svg:height="1cm" svg:x="6.182cm" svg:y="11.632cm">
          <text:p text:style-name="P2"><text:span text:style-name="T2">TryWri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182cm" svg:y1="12.132cm" svg:x2="3.14cm" svg:y2="11.159cm" draw:start-shape="id7" draw:start-glue-point="3" draw:end-shape="id8" draw:end-glue-point="2">
          <text:p/>
        </draw:connector>
        <draw:custom-shape draw:style-name="gr4" draw:text-style-name="P5" draw:id="id9" draw:layer="layout" svg:width="3.5cm" svg:height="1.5cm" svg:x="14.618cm" svg:y="1.046cm">
          <text:p text:style-name="P2"><text:span text:style-name="T2">WorkItemCallback_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0" draw:layer="layout" svg:width="5.291cm" svg:height="2.76cm" svg:x="13.432cm" svg:y="3.472cm">
          <text:p text:style-name="P2"><text:span text:style-name="T2">Is all data </text:span></text:p>
          <text:p text:style-name="P2"><text:span text:style-name="T2">for current IRP</text:span></text:p>
          <text:p text:style-name="P2"><text:span text:style-name="T2">written</text:span></text:p>
          <text:p text:style-name="P2"><text:span text:style-name="T2">(lastWritePacket-&gt;IRP</text:span></text:p>
          <text:p text:style-name="P2"><text:span text:style-name="T2"><text:s/></text:span><text:span text:style-name="T2">is NULL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16.368cm" svg:y1="2.546cm" svg:x2="16.077cm" svg:y2="3.472cm" draw:start-shape="id9" draw:start-glue-point="2" draw:end-shape="id10" draw:end-glue-point="4">
          <text:p/>
        </draw:connector>
        <draw:connector draw:style-name="gr6" draw:text-style-name="P1" draw:layer="layout" svg:x1="13.432cm" svg:y1="4.851cm" svg:x2="12.778cm" svg:y2="6.915cm" draw:start-shape="id10" draw:start-glue-point="5" draw:end-shape="id11" draw:end-glue-point="0">
          <text:p text:style-name="P2"><text:span text:style-name="T1">Yes</text:span></text:p>
        </draw:connector>
        <draw:connector draw:style-name="gr6" draw:text-style-name="P1" draw:layer="layout" svg:x1="16.077cm" svg:y1="6.23cm" svg:x2="17.623cm" svg:y2="7.232cm" draw:start-shape="id10" draw:start-glue-point="6" draw:end-shape="id12" draw:end-glue-point="0">
          <text:p text:style-name="P2"><text:span text:style-name="T1">No</text:span></text:p>
        </draw:connector>
        <draw:custom-shape draw:style-name="gr4" draw:text-style-name="P5" draw:id="id14" draw:layer="layout" svg:width="3.5cm" svg:height="1.5cm" svg:x="13.325cm" svg:y="11.721cm">
          <text:p text:style-name="P2"><text:span text:style-name="T2">End of</text:span></text:p>
          <text:p text:style-name="P2"><text:span text:style-name="T2">WorkItemCallback_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5cm" svg:y1="10.964cm" svg:x2="15.075cm" svg:y2="11.721cm" draw:start-shape="id13" draw:start-glue-point="2" draw:end-shape="id14" draw:end-glue-point="0">
          <text:p/>
        </draw:connector>
        <draw:custom-shape draw:style-name="gr7" draw:text-style-name="P3" draw:id="id15" draw:layer="layout" svg:width="3.5cm" svg:height="1.489cm" svg:x="10.487cm" svg:y="14.943cm">
          <text:p text:style-name="P3"><text:span text:style-name="T2">WritePipeCompletion</text:span></text:p>
          <text:p text:style-name="P3"><text:span text:style-name="T2">(retIR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17" draw:layer="layout" svg:width="3.5cm" svg:height="1.6cm" svg:x="10.879cm" svg:y="17.932cm">
          <text:p text:style-name="P3">Dequeu IRP</text:p>
          <text:p text:style-name="P3">(oriIRP) from</text:p>
          <text:p text:style-name="P3">pendingWriteIrpsList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987cm" svg:y1="15.687cm" svg:x2="17.532cm" svg:y2="14.995cm" draw:start-shape="id15" draw:start-glue-point="1" draw:end-shape="id16" draw:end-glue-point="4">
          <text:p/>
        </draw:connector>
        <draw:custom-shape draw:style-name="gr7" draw:text-style-name="P3" draw:id="id31" draw:layer="layout" svg:width="3.027cm" svg:height="1.548cm" svg:x="11.605cm" svg:y="23.184cm">
          <text:p text:style-name="P3">complete the</text:p>
          <text:p text:style-name="P3">IRP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2.629cm" svg:y1="19.532cm" svg:x2="13.098cm" svg:y2="20.316cm" draw:start-shape="id17" draw:start-glue-point="2" draw:end-shape="id18" draw:end-glue-point="4">
          <text:p/>
        </draw:connector>
        <draw:custom-shape draw:style-name="gr7" draw:text-style-name="P3" draw:id="id16" draw:layer="layout" svg:width="3.856cm" svg:height="1.72cm" svg:x="15.605cm" svg:y="14.995cm">
          <text:p text:style-name="P2"><text:span text:style-name="T2">all data in</text:span></text:p>
          <text:p text:style-name="P2"><text:span text:style-name="T2"><text:s/></text:span><text:span text:style-name="T2">the IRP 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id="id19" draw:layer="layout" svg:width="3.5cm" svg:height="1.618cm" svg:x="16.514cm" svg:y="19.85cm">
          <text:p text:style-name="P2"><text:span text:style-name="T2">ExQueueWorkI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29" draw:layer="layout" svg:width="3.5cm" svg:height="1.5cm" svg:x="16.844cm" svg:y="26.812cm">
          <text:p text:style-name="P2"><text:span text:style-name="T1">End of </text:span></text:p>
          <text:p text:style-name="P2"><text:span text:style-name="T1">Read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line-skew="-0.449cm" svg:x1="20.014cm" svg:y1="20.659cm" svg:x2="16.368cm" svg:y2="1.046cm" draw:start-shape="id19" draw:start-glue-point="1" draw:end-shape="id9" draw:end-glue-point="0">
          <text:p/>
        </draw:connector>
        <draw:custom-shape draw:style-name="gr10" draw:text-style-name="P3" draw:id="id13" draw:layer="layout" svg:width="3.5cm" svg:height="0.706cm" svg:x="13.25cm" svg:y="10.258cm">
          <text:p text:style-name="P2"><text:span text:style-name="T2">TryWrit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id="id20" draw:layer="layout" svg:width="3.5cm" svg:height="1.5cm" svg:x="3.56cm" svg:y="13.084cm">
          <text:p text:style-name="P2"><text:span text:style-name="T2">Try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id="id21" draw:layer="layout" svg:width="4.689cm" svg:height="2.347cm" svg:x="0.57cm" svg:y="14.988cm">
          <text:p text:style-name="P2"><text:span text:style-name="T2">Is all data for </text:span></text:p>
          <text:p text:style-name="P2"><text:span text:style-name="T2">last WRITEPACKET</text:span></text:p>
          <text:p text:style-name="P2"><text:span text:style-name="T2">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3.56cm" svg:y1="13.834cm" svg:x2="2.914cm" svg:y2="14.988cm" draw:start-shape="id20" draw:start-glue-point="3" draw:end-shape="id21" draw:end-glue-point="4">
          <text:p/>
        </draw:connector>
        <draw:custom-shape draw:style-name="gr11" draw:text-style-name="P3" draw:id="id22" draw:layer="layout" svg:width="3.5cm" svg:height="1.618cm" svg:x="1.373cm" svg:y="18.193cm">
          <text:p text:style-name="P2"><text:span text:style-name="T2">Allocate </text:span></text:p>
          <text:p text:style-name="P2"><text:span text:style-name="T2">a new</text:span></text:p>
          <text:p text:style-name="P2"><text:span text:style-name="T2">WRITEPACKE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914cm" svg:y1="17.335cm" svg:x2="3.123cm" svg:y2="18.193cm" draw:start-shape="id21" draw:start-glue-point="6" draw:end-shape="id22" draw:end-glue-point="0">
          <text:p text:style-name="P2"><text:span text:style-name="T1">Yes</text:span></text:p>
        </draw:connector>
        <draw:custom-shape draw:style-name="gr11" draw:text-style-name="P3" draw:id="id23" draw:layer="layout" svg:width="3.5cm" svg:height="1.618cm" svg:x="6.212cm" svg:y="16.684cm">
          <text:p text:style-name="P2"><text:span text:style-name="T2">get last </text:span></text:p>
          <text:p text:style-name="P2"><text:span text:style-name="T2">WRITEPACKET</text:span></text:p>
          <text:p text:style-name="P2"><text:span text:style-name="T2">from pdoex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259cm" svg:y1="16.161cm" svg:x2="6.212cm" svg:y2="17.493cm" draw:start-shape="id21" draw:start-glue-point="7" draw:end-shape="id23" draw:end-glue-point="3">
          <text:p text:style-name="P2"><text:span text:style-name="T1">No</text:span></text:p>
        </draw:connector>
        <draw:custom-shape draw:style-name="gr11" draw:text-style-name="P3" draw:id="id24" draw:layer="layout" svg:width="4.689cm" svg:height="2.347cm" svg:x="5.56cm" svg:y="19.553cm">
          <text:p text:style-name="P2"><text:span text:style-name="T2">data remained </text:span></text:p>
          <text:p text:style-name="P2"><text:span text:style-name="T2">can be sent </text:span></text:p>
          <text:p text:style-name="P2"><text:span text:style-name="T2">this t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7.962cm" svg:y1="18.302cm" svg:x2="7.904cm" svg:y2="19.553cm" draw:start-shape="id23" draw:start-glue-point="2" draw:end-shape="id24" draw:end-glue-point="4">
          <text:p/>
        </draw:connector>
        <draw:connector draw:style-name="gr12" draw:text-style-name="P1" draw:layer="layout" svg:x1="4.873cm" svg:y1="19.002cm" svg:x2="7.904cm" svg:y2="19.553cm" draw:start-shape="id22" draw:start-glue-point="1" draw:end-shape="id24" draw:end-glue-point="4">
          <text:p/>
        </draw:connector>
        <draw:custom-shape draw:style-name="gr11" draw:text-style-name="P3" draw:id="id26" draw:layer="layout" svg:width="3.5cm" svg:height="1.618cm" svg:x="0.722cm" svg:y="20.989cm">
          <text:p text:style-name="P2"><text:span text:style-name="T2">don't maintain</text:span></text:p>
          <text:p text:style-name="P2"><text:span text:style-name="T2">the </text:span></text:p>
          <text:p text:style-name="P2"><text:span text:style-name="T2">WRITEPA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id="id25" draw:layer="layout" svg:width="3.5cm" svg:height="1.618cm" svg:x="5.789cm" svg:y="23.071cm">
          <text:p text:style-name="P2"><text:span text:style-name="T2">maintain the </text:span></text:p>
          <text:p text:style-name="P2"><text:span text:style-name="T2">WRITEPACKET</text:span></text:p>
          <text:p text:style-name="P2"><text:span text:style-name="T2"><text:s/></text:span><text:span text:style-name="T2">in PdoEx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904cm" svg:y1="21.9cm" svg:x2="7.539cm" svg:y2="23.071cm" draw:start-shape="id24" draw:start-glue-point="6" draw:end-shape="id25" draw:end-glue-point="0">
          <text:p text:style-name="P2"><text:span text:style-name="T1">No</text:span></text:p>
        </draw:connector>
        <draw:connector draw:style-name="gr13" draw:text-style-name="P1" draw:layer="layout" svg:x1="5.56cm" svg:y1="20.726cm" svg:x2="4.222cm" svg:y2="21.798cm" draw:start-shape="id24" draw:start-glue-point="5" draw:end-shape="id26">
          <text:p text:style-name="P2"><text:span text:style-name="T1">Yes</text:span></text:p>
        </draw:connector>
        <draw:custom-shape draw:style-name="gr11" draw:text-style-name="P3" draw:id="id27" draw:layer="layout" svg:width="4.547cm" svg:height="2.515cm" svg:x="0.882cm" svg:y="23.786cm">
          <text:p text:style-name="P2"><text:span text:style-name="T2">write data out</text:span></text:p>
          <text:p text:style-name="P2"><text:span text:style-name="T2">set </text:span></text:p>
          <text:p text:style-name="P2"><text:span text:style-name="T2">WritePipeCompletion</text:span></text:p>
          <text:p text:style-name="P2"><text:span text:style-name="T2">as callbac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" draw:layer="layout" svg:x1="2.472cm" svg:y1="22.607cm" svg:x2="3.722cm" svg:y2="23.786cm" draw:start-shape="id26" draw:start-glue-point="2" draw:end-shape="id27" draw:end-glue-point="4">
          <text:p/>
        </draw:connector>
        <draw:connector draw:style-name="gr12" draw:text-style-name="P1" draw:layer="layout" svg:x1="7.539cm" svg:y1="24.689cm" svg:x2="4.859cm" svg:y2="25.043cm" draw:start-shape="id25" draw:start-glue-point="2" draw:end-shape="id27" draw:end-glue-point="6">
          <text:p/>
        </draw:connector>
        <draw:custom-shape draw:style-name="gr11" draw:text-style-name="P3" draw:id="id28" draw:layer="layout" svg:width="3.5cm" svg:height="1.5cm" svg:x="3.426cm" svg:y="27.428cm">
          <text:p text:style-name="P2"><text:span text:style-name="T2">End of Try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.586cm" svg:y1="26.301cm" svg:x2="3.426cm" svg:y2="28.178cm" draw:start-shape="id27" draw:start-glue-point="7" draw:end-shape="id28" draw:end-glue-point="3">
          <text:p/>
        </draw:connector>
        <draw:custom-shape draw:style-name="gr4" draw:text-style-name="P5" draw:id="id11" draw:layer="layout" svg:width="3.5cm" svg:height="1.618cm" svg:x="11.028cm" svg:y="6.915cm">
          <text:p text:style-name="P2"><text:span text:style-name="T2">Dequeue</text:span></text:p>
          <text:p text:style-name="P2"><text:span text:style-name="T2">IRP from</text:span></text:p>
          <text:p text:style-name="P2"><text:span text:style-name="T2">pending WriteIrps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2" draw:layer="layout" svg:width="3.5cm" svg:height="1.618cm" svg:x="15.873cm" svg:y="7.232cm">
          <text:p text:style-name="P2"><text:span text:style-name="T2">get last IRP </text:span></text:p>
          <text:p text:style-name="P2"><text:span text:style-name="T2">maintained in </text:span></text:p>
          <text:p text:style-name="P2"><text:span text:style-name="T2">PdoEx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2.778cm" svg:y1="8.533cm" svg:x2="15cm" svg:y2="10.258cm" draw:start-shape="id11" draw:start-glue-point="2" draw:end-shape="id13" draw:end-glue-point="0">
          <text:p/>
        </draw:connector>
        <draw:connector draw:style-name="gr5" draw:text-style-name="P4" draw:layer="layout" svg:x1="17.623cm" svg:y1="8.85cm" svg:x2="15cm" svg:y2="10.258cm" draw:start-shape="id12" draw:end-shape="id13" draw:end-glue-point="0">
          <text:p/>
        </draw:connector>
        <draw:connector draw:style-name="gr9" draw:text-style-name="P4" draw:layer="layout" draw:line-skew="0cm 2.236cm" svg:x1="3.155cm" svg:y1="26.301cm" svg:x2="12.237cm" svg:y2="14.943cm" draw:start-shape="id27" draw:start-glue-point="8" draw:end-shape="id15" draw:end-glue-point="0">
          <text:p/>
        </draw:connector>
        <draw:connector draw:style-name="gr9" draw:text-style-name="P4" draw:layer="layout" svg:x1="7.932cm" svg:y1="12.632cm" svg:x2="7.06cm" svg:y2="13.834cm" draw:start-shape="id7" draw:start-glue-point="2" draw:end-shape="id20" draw:end-glue-point="1">
          <text:p/>
        </draw:connector>
        <draw:connector draw:style-name="gr9" draw:text-style-name="P4" draw:layer="layout" svg:x1="13.25cm" svg:y1="10.611cm" svg:x2="7.06cm" svg:y2="13.834cm" draw:start-shape="id13" draw:start-glue-point="3" draw:end-shape="id20" draw:end-glue-point="1">
          <text:p/>
        </draw:connector>
        <draw:connector draw:style-name="gr6" draw:text-style-name="P1" draw:layer="layout" svg:x1="19.461cm" svg:y1="15.854cm" svg:x2="18.264cm" svg:y2="19.85cm" draw:start-shape="id16" draw:start-glue-point="7" draw:end-shape="id19" draw:end-glue-point="0">
          <text:p text:style-name="P2"><text:span text:style-name="T1">No</text:span></text:p>
        </draw:connector>
        <draw:connector draw:style-name="gr6" draw:text-style-name="P1" draw:layer="layout" svg:x1="17.532cm" svg:y1="16.715cm" svg:x2="12.629cm" svg:y2="17.932cm" draw:start-shape="id16" draw:start-glue-point="6" draw:end-shape="id17" draw:end-glue-point="0">
          <text:p text:style-name="P2"><text:span text:style-name="T1">Yes</text:span></text:p>
        </draw:connector>
        <draw:custom-shape draw:style-name="gr7" draw:text-style-name="P3" draw:id="id18" draw:layer="layout" svg:width="4.666cm" svg:height="1.816cm" svg:x="10.766cm" svg:y="20.316cm">
          <text:p text:style-name="P3">retIRP and </text:p>
          <text:p text:style-name="P3">oriRP is the s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8.264cm" svg:y1="21.468cm" svg:x2="18.594cm" svg:y2="26.812cm" draw:start-shape="id19" draw:start-glue-point="2" draw:end-shape="id29" draw:end-glue-point="0">
          <text:p/>
        </draw:connector>
        <draw:custom-shape draw:style-name="gr7" draw:text-style-name="P3" draw:id="id30" draw:layer="layout" svg:width="3.5cm" svg:height="1.618cm" svg:x="8.505cm" svg:y="27.099cm">
          <text:p text:style-name="P3">Enqueue oriIRP back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766cm" svg:y1="21.223cm" svg:x2="10.255cm" svg:y2="27.099cm" draw:start-shape="id18" draw:start-glue-point="5" draw:end-shape="id30" draw:end-glue-point="0">
          <text:p text:style-name="P2"><text:span text:style-name="T1">No</text:span></text:p>
        </draw:connector>
        <draw:connector draw:style-name="gr8" draw:text-style-name="P4" draw:layer="layout" draw:line-skew="-0.285cm" svg:x1="10.255cm" svg:y1="28.717cm" svg:x2="18.594cm" svg:y2="28.312cm" draw:start-shape="id30" draw:start-glue-point="2" draw:end-shape="id29" draw:end-glue-point="2">
          <text:p/>
        </draw:connector>
        <draw:connector draw:style-name="gr6" draw:text-style-name="P1" draw:layer="layout" svg:x1="13.098cm" svg:y1="22.132cm" svg:x2="13.118cm" svg:y2="23.184cm" draw:start-shape="id18" draw:start-glue-point="6" draw:end-shape="id31" draw:end-glue-point="0">
          <text:p text:style-name="P2"><text:span text:style-name="T1">Yes</text:span></text:p>
        </draw:connector>
        <draw:custom-shape draw:style-name="gr7" draw:text-style-name="P3" draw:id="id32" draw:layer="layout" svg:width="4.666cm" svg:height="1.816cm" svg:x="12.068cm" svg:y="25.576cm">
          <text:p text:style-name="P3">no pending</text:p>
          <text:p text:style-name="P3">write IR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3.118cm" svg:y1="24.732cm" svg:x2="14.4cm" svg:y2="25.576cm" draw:start-shape="id31" draw:start-glue-point="2" draw:end-shape="id32" draw:end-glue-point="4">
          <text:p/>
        </draw:connector>
        <draw:connector draw:style-name="gr6" draw:text-style-name="P1" draw:layer="layout" svg:x1="16.734cm" svg:y1="26.483cm" svg:x2="16.514cm" svg:y2="20.659cm" draw:start-shape="id32" draw:start-glue-point="7" draw:end-shape="id19" draw:end-glue-point="3">
          <text:p text:style-name="P2"><text:span text:style-name="T1">No</text:span></text:p>
        </draw:connector>
        <draw:connector draw:style-name="gr6" draw:text-style-name="P1" draw:layer="layout" svg:x1="14.4cm" svg:y1="27.392cm" svg:x2="16.844cm" svg:y2="27.562cm" draw:start-shape="id32" draw:start-glue-point="6" draw:end-shape="id29" draw:end-glue-point="3">
          <text:p text:style-name="P2"><text:span text:style-name="T1">Y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zh" style:country-asian="CN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32cm" fo:margin-bottom="0.469cm" fo:margin-left="0.432cm" fo:margin-right="0.46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Peng Liu</meta:initial-creator>
    <meta:creation-date>2006-02-06T10:34:08</meta:creation-date>
    <dc:creator>Peng Liu</dc:creator>
    <dc:date>2006-02-07T16:31:50</dc:date>
    <dc:language>en-US</dc:language>
    <meta:editing-cycles>5</meta:editing-cycles>
    <meta:editing-duration>P1DT5H57M42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